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12pt" fo:language="en" fo:country="US" style:font-size-asian="12pt" style:font-size-complex="12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1" style:family="paragraph" style:parent-style-name="Heading_20_1" style:master-page-name="First_20_Page">
      <style:paragraph-properties style:page-number="auto"/>
    </style:style>
    <style:style style:name="P12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13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14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P15" style:family="paragraph">
      <style:paragraph-properties style:writing-mode="lr-tb"/>
    </style:style>
    <style:style style:name="P16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font-name="Helvetica-Bold" fo:font-weight="bold" style:font-name-asian="Helvetica-Bold" style:font-weight-asian="bold" style:font-name-complex="Helvetica-Bold" style:font-weight-complex="bold"/>
    </style:style>
    <style:style style:name="T6" style:family="text">
      <style:text-properties style:use-window-font-color="true" style:text-position="super 58%" style:font-name="Arial-BoldMT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style:font-name="Arial-BoldMT" fo:font-weight="bold" style:font-name-asian="Arial-BoldMT" style:font-weight-asian="bold" style:font-name-complex="Arial-BoldMT" style:font-weight-complex="bold"/>
    </style:style>
    <style:style style:name="T9" style:family="text">
      <style:text-properties style:use-window-font-color="true" style:font-name="ArialMT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0" style:family="text">
      <style:text-properties style:use-window-font-color="true" style:font-name="Helvetica" fo:font-weight="normal" style:font-name-asian="Helvetica" style:font-weight-asian="normal" style:font-name-complex="Helvetica" style:font-weight-complex="normal"/>
    </style:style>
    <style:style style:name="T11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12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13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14" style:family="text">
      <style:text-properties style:use-window-font-color="true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5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6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7" style:family="text">
      <style:text-properties fo:font-size="8pt" style:font-size-asian="8pt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77330544" text:id="ct77330544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78370624" text:id="ct78370624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83728832" text:id="ct83728832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86279760" text:id="ct8627976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86852848" text:id="ct86852848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88353744" text:id="ct88353744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77330544"/><text:change-start text:change-id="ct78370624"/>Adopt<text:change-end text:change-id="ct78370624"/>ed<text:change-start text:change-id="ct83728832"/> as a <text:change-end text:change-id="ct83728832"/>NMRA <text:change-start text:change-id="ct86279760"/>Standard<text:change-end text:change-id="ct86279760"/></text:h>
      </text:section>
      <text:p text:style-name="Standard">The OpenLCB Standard document appended to this cover sheet has been formally adopted as a NMRA Standard by the NMRA Board of Directors on the date shown in the <text:span text:style-name="T21">Adopted</text:span> column in the <text:span text:style-name="T20">Version History</text:span> table below.</text:p>
      <text:h text:style-name="Heading_20_1" text:outline-level="1"><text:change text:change-id="ct86852848"/><text:change-start text:change-id="ct88353744"/>Version History<text:change-end text:change-id="ct88353744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style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style:contextual-spacing="false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style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style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2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17T20:32:43.294274127" text:date-adjust="PT1440H00M00S">Apr 18, 2015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Simple Node Information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</table:table-cell>
            <table:table-cell table:style-name="Table1.C1" office:value-type="string">
              <text:p text:style-name="MP12"><text:span text:style-name="MT10">9.7.3.4-TN</text:span><text:span text:style-name="MT11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7</meta:editing-cycles>
    <meta:editing-duration>PT19H53M28S</meta:editing-duration>
    <meta:generator>LibreOffice/4.2.7.2$Linux_X86_64 LibreOffice_project/420m0$Build-2</meta:generator>
    <dc:date>2015-02-17T20:32:43.201226124</dc:date>
    <dc:creator>Balazs Racz</dc:creator>
    <meta:printed-by>Bob Jacobsen</meta:printed-by>
    <meta:print-date>2010-09-15T08:46:04</meta:print-date>
    <meta:document-statistic meta:table-count="2" meta:image-count="0" meta:object-count="0" meta:page-count="1" meta:paragraph-count="14" meta:word-count="77" meta:character-count="464" meta:non-whitespace-character-count="394"/>
  </office:meta>
</office:document-meta>
</file>